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d06" officeooo:paragraph-rsid="0009cd06"/>
    </style:style>
    <style:style style:name="P2" style:family="paragraph" style:parent-style-name="Standard">
      <style:text-properties fo:font-size="15pt" fo:font-weight="bold" officeooo:paragraph-rsid="0009cd0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9cd06" officeooo:paragraph-rsid="0009cd0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9df4f" officeooo:paragraph-rsid="0009df4f"/>
    </style:style>
    <style:style style:name="P5" style:family="paragraph" style:parent-style-name="Standard">
      <style:text-properties officeooo:rsid="000d6068" officeooo:paragraph-rsid="000d6068"/>
    </style:style>
    <style:style style:name="P6" style:family="paragraph" style:parent-style-name="Standard">
      <style:text-properties officeooo:rsid="0009df4f" officeooo:paragraph-rsid="000e2c7d"/>
    </style:style>
    <style:style style:name="T1" style:family="text">
      <style:text-properties officeooo:rsid="0009cd06"/>
    </style:style>
    <style:style style:name="T2" style:family="text">
      <style:text-properties officeooo:rsid="000d6068"/>
    </style:style>
    <style:style style:name="T3" style:family="text">
      <style:text-properties officeooo:rsid="000e2c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Vi </text:span>/etc/default/isc-dhcp-server</text:p>
      <text:p text:style-name="P1"/>
      <text:p text:style-name="P1"># Defaults for isc-dhcp-server initscript</text:p>
      <text:p text:style-name="P1"># sourced by /etc/init.d/isc-dhcp-server</text:p>
      <text:p text:style-name="P1"># installed at /etc/default/isc-dhcp-server by the maintainer scripts</text:p>
      <text:p text:style-name="P1"/>
      <text:p text:style-name="P1">#</text:p>
      <text:p text:style-name="P1"># This is a POSIX shell fragment</text:p>
      <text:p text:style-name="P1">#</text:p>
      <text:p text:style-name="P1"/>
      <text:p text:style-name="P1"># Path to dhcpd's config file (default: /etc/dhcp/dhcpd.conf).</text:p>
      <text:p text:style-name="P1">#DHCPD_CONF=/etc/dhcp/dhcpd.conf</text:p>
      <text:p text:style-name="P1"/>
      <text:p text:style-name="P1"># Path to dhcpd's PID file (default: /var/run/dhcpd.pid).</text:p>
      <text:p text:style-name="P1">#DHCPD_PID=/var/run/dhcpd.pid</text:p>
      <text:p text:style-name="P1"/>
      <text:p text:style-name="P1"># Additional options to start dhcpd with.</text:p>
      <text:p text:style-name="P1"># <text:s text:c="6"/>Don't use options -cf or -pf here; use DHCPD_CONF/ DHCPD_PID instead</text:p>
      <text:p text:style-name="P1">#OPTIONS=""</text:p>
      <text:p text:style-name="P1"/>
      <text:p text:style-name="P1"># On what interfaces should the DHCP server (dhcpd) serve DHCP requests?</text:p>
      <text:p text:style-name="P1"># <text:s text:c="6"/>Separate multiple interfaces with spaces, e.g. "eth0 eth1".</text:p>
      <text:p text:style-name="P1">INTERFACES="ens3 ens10"</text:p>
      <text:p text:style-name="P1"/>
      <text:p text:style-name="P1"/>
      <text:p text:style-name="P1"/>
      <text:p text:style-name="P1"/>
      <text:p text:style-name="P1"/>
      <text:p text:style-name="P3">sudo vi /etc/dhcp/dhcpd.conf </text:p>
      <text:p text:style-name="P1"/>
      <text:p text:style-name="P1"># The ddns-updates-style parameter controls whether or not the server will</text:p>
      <text:p text:style-name="P1"># attempt to do a DNS update when a lease is confirmed. We default to the</text:p>
      <text:p text:style-name="P1"># behavior of the version 2 packages ('none', since DHCP v2 didn't</text:p>
      <text:p text:style-name="P1"># have support for DDNS.)</text:p>
      <text:p text:style-name="P1">ddns-update-style none;</text:p>
      <text:p text:style-name="P1"/>
      <text:p text:style-name="P1"># option definitions common to all supported networks...</text:p>
      <text:p text:style-name="P1">option domain-name "pc18.s04";</text:p>
      <text:p text:style-name="P1">option domain-name-servers 10.3.4.1, 8.8.8.8;</text:p>
      <text:p text:style-name="P1"/>
      <text:p text:style-name="P1">default-lease-time 600;</text:p>
      <text:p text:style-name="P1">max-lease-time 7200;</text:p>
      <text:p text:style-name="P1"/>
      <text:p text:style-name="P1"># If this DHCP server is the official DHCP server for the local</text:p>
      <text:p text:style-name="P1"># network, the authoritative directive should be uncommented.</text:p>
      <text:p text:style-name="P1">authoritative;</text:p>
      <text:p text:style-name="P1"/>
      <text:p text:style-name="P1"># Use this to send dhcp log messages to a different log file (you also</text:p>
      <text:p text:style-name="P1"># have to hack syslog.conf to complete the redirection).</text:p>
      <text:p text:style-name="P1">log-facility local7;</text:p>
      <text:p text:style-name="P1"/>
      <text:p text:style-name="P1"><text:soft-page-break/>[...]</text:p>
      <text:p text:style-name="P1">#Modificado#</text:p>
      <text:p text:style-name="P1">subnet 172.20.118.0 netmask 255.255.255.0 {</text:p>
      <text:p text:style-name="P1">range 172.20.118.101 172.20.118.150;</text:p>
      <text:p text:style-name="P1">option domain-name "pc18.s04";</text:p>
      <text:p text:style-name="P1">option domain-name-servers 10.3.4.1, 8.8.8.8;</text:p>
      <text:p text:style-name="P1">option routers 172.20.118.254;</text:p>
      <text:p text:style-name="P1">option broadcast-address 172.20.118.255;</text:p>
      <text:p text:style-name="P1">}</text:p>
      <text:p text:style-name="P1"/>
      <text:p text:style-name="P1">subnet 192.168.118.0 netmask 255.255.255.0 {</text:p>
      <text:p text:style-name="P1">range 192.168.118.101 192.168.118.150;</text:p>
      <text:p text:style-name="P1">option domain-name "pc18.s04";</text:p>
      <text:p text:style-name="P1">option domain-name-servers 10.3.4.1, 8.8.8.8;</text:p>
      <text:p text:style-name="P1">option routers 192.168.118.254;</text:p>
      <text:p text:style-name="P1">option broadcast-address 192.168.118.255;</text:p>
      <text:p text:style-name="P1">}</text:p>
      <text:p text:style-name="P1"/>
      <text:p text:style-name="P1"/>
      <text:p text:style-name="P1"/>
      <text:p text:style-name="P1"/>
      <text:p text:style-name="P4">TEST:</text:p>
      <text:p text:style-name="P4">1º Arrancar el servidor</text:p>
      <text:p text:style-name="P6"><text:span text:style-name="T3">sudo </text:span>service <text:span text:style-name="T2">isc-dhcp-server</text:span> <text:s text:c="2"/>(start,stop,restar)</text:p>
      <text:p text:style-name="P5"/>
      <text:p text:style-name="P4">2º Cliente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3:50:49.734812128</meta:creation-date>
    <dc:date>2016-09-30T10:32:26.536448907</dc:date>
    <meta:editing-duration>PT53M4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54" meta:word-count="262" meta:character-count="1994" meta:non-whitespace-character-count="1770"/>
  </office:meta>
</office:document-meta>
</file>